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inyGPS</text:span><text:span text:style-name="T2_11">++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TinyGPSPlus</text:span><text:span text:style-name="T9_2"><text:tab/></text:span><text:span text:style-name="T9_3">KEYWORD</text:span><text:span text:style-name="T9_4">1</text:span></text:p>
      <text:p text:style-name="P10"><text:span text:style-name="T10_1">TinyGPSLocation</text:span><text:span text:style-name="T10_2"><text:tab/></text:span><text:span text:style-name="T10_3">KEYWORD</text:span><text:span text:style-name="T10_4">1</text:span></text:p>
      <text:p text:style-name="P11"><text:span text:style-name="T11_1">TinyGPSDate</text:span><text:span text:style-name="T11_2"><text:tab/></text:span><text:span text:style-name="T11_3">KEYWORD</text:span><text:span text:style-name="T11_4">1</text:span></text:p>
      <text:p text:style-name="P12"><text:span text:style-name="T12_1">TinyGPSTime</text:span><text:span text:style-name="T12_2"><text:tab/></text:span><text:span text:style-name="T12_3">KEYWORD</text:span><text:span text:style-name="T12_4">1</text:span></text:p>
      <text:p text:style-name="P13"><text:span text:style-name="T13_1">TinyGPSSpeed</text:span><text:span text:style-name="T13_2"><text:tab/></text:span><text:span text:style-name="T13_3">KEYWORD</text:span><text:span text:style-name="T13_4">1</text:span></text:p>
      <text:p text:style-name="P14"><text:span text:style-name="T14_1">TinyGPSCourse</text:span><text:span text:style-name="T14_2"><text:tab/></text:span><text:span text:style-name="T14_3">KEYWORD</text:span><text:span text:style-name="T14_4">1</text:span></text:p>
      <text:p text:style-name="P15"><text:span text:style-name="T15_1">TinyGPSAltitude</text:span><text:span text:style-name="T15_2"><text:tab/></text:span><text:span text:style-name="T15_3">KEYWORD</text:span><text:span text:style-name="T15_4">1</text:span></text:p>
      <text:p text:style-name="P16"><text:span text:style-name="T16_1">TinyGPSInteger</text:span><text:span text:style-name="T16_2"><text:tab/></text:span><text:span text:style-name="T16_3">KEYWORD</text:span><text:span text:style-name="T16_4">1</text:span></text:p>
      <text:p text:style-name="P17"><text:span text:style-name="T17_1">TinyGPSDecimal</text:span><text:span text:style-name="T17_2"><text:tab/></text:span><text:span text:style-name="T17_3">KEYWORD</text:span><text:span text:style-name="T17_4">1</text:span></text:p>
      <text:p text:style-name="P18"><text:span text:style-name="T18_1">TinyGPSCustom</text:span><text:span text:style-name="T18_2"><text:tab/></text:span><text:span text:style-name="T18_3">KEYWORD</text:span><text:span text:style-name="T18_4">1</text:span></text:p>
      <text:p text:style-name="P19"/>
      <text:p text:style-name="P20"><text:span text:style-name="T20_1">#######################################</text:span></text:p>
      <text:p text:style-name="P21"><text:span text:style-name="T21_1">#<text:s/></text:span><text:span text:style-name="T21_2">Methods</text:span><text:span text:style-name="T21_3"><text:s/></text:span><text:span text:style-name="T21_4">and</text:span><text:span text:style-name="T21_5"><text:s/></text:span><text:span text:style-name="T21_6">Functions</text:span><text:span text:style-name="T21_7"><text:s/>(</text:span><text:span text:style-name="T21_8">KEYWORD</text:span><text:span text:style-name="T21_9">2)</text:span></text:p>
      <text:p text:style-name="P22"><text:span text:style-name="T22_1">#######################################</text:span></text:p>
      <text:p text:style-name="P23"/>
      <text:p text:style-name="P24"><text:span text:style-name="T24_1">encode</text:span><text:span text:style-name="T24_2"><text:tab/></text:span><text:span text:style-name="T24_3">KEYWORD</text:span><text:span text:style-name="T24_4">2</text:span></text:p>
      <text:p text:style-name="P25"><text:span text:style-name="T25_1">location</text:span><text:span text:style-name="T25_2"><text:tab/></text:span><text:span text:style-name="T25_3">KEYWORD</text:span><text:span text:style-name="T25_4">2</text:span></text:p>
      <text:p text:style-name="P26"><text:span text:style-name="T26_1">date</text:span><text:span text:style-name="T26_2"><text:tab/></text:span><text:span text:style-name="T26_3">KEYWORD</text:span><text:span text:style-name="T26_4">2</text:span></text:p>
      <text:p text:style-name="P27"><text:span text:style-name="T27_1">time</text:span><text:span text:style-name="T27_2"><text:tab/></text:span><text:span text:style-name="T27_3">KEYWORD</text:span><text:span text:style-name="T27_4">2</text:span></text:p>
      <text:p text:style-name="P28"><text:span text:style-name="T28_1">speed</text:span><text:span text:style-name="T28_2"><text:tab/></text:span><text:span text:style-name="T28_3">KEYWORD</text:span><text:span text:style-name="T28_4">2</text:span></text:p>
      <text:p text:style-name="P29"><text:span text:style-name="T29_1">course</text:span><text:span text:style-name="T29_2"><text:tab/></text:span><text:span text:style-name="T29_3">KEYWORD</text:span><text:span text:style-name="T29_4">2</text:span></text:p>
      <text:p text:style-name="P30"><text:span text:style-name="T30_1">altitude</text:span><text:span text:style-name="T30_2"><text:tab/></text:span><text:span text:style-name="T30_3">KEYWORD</text:span><text:span text:style-name="T30_4">2</text:span></text:p>
      <text:p text:style-name="P31"><text:span text:style-name="T31_1">satellites</text:span><text:span text:style-name="T31_2"><text:tab/></text:span><text:span text:style-name="T31_3">KEYWORD</text:span><text:span text:style-name="T31_4">2</text:span></text:p>
      <text:p text:style-name="P32"><text:span text:style-name="T32_1">hdop</text:span><text:span text:style-name="T32_2"><text:tab/></text:span><text:span text:style-name="T32_3">KEYWORD</text:span><text:span text:style-name="T32_4">2</text:span></text:p>
      <text:p text:style-name="P33"><text:span text:style-name="T33_1">libraryVersion</text:span><text:span text:style-name="T33_2"><text:tab/></text:span><text:span text:style-name="T33_3">KEYWORD</text:span><text:span text:style-name="T33_4">2</text:span></text:p>
      <text:p text:style-name="P34"><text:span text:style-name="T34_1">distanceBetween</text:span><text:span text:style-name="T34_2"><text:tab/></text:span><text:span text:style-name="T34_3">KEYWORD</text:span><text:span text:style-name="T34_4">2</text:span></text:p>
      <text:p text:style-name="P35"><text:span text:style-name="T35_1">courseTo</text:span><text:span text:style-name="T35_2"><text:tab/></text:span><text:span text:style-name="T35_3">KEYWORD</text:span><text:span text:style-name="T35_4">2</text:span></text:p>
      <text:p text:style-name="P36"><text:span text:style-name="T36_1">cardinal</text:span><text:span text:style-name="T36_2"><text:tab/></text:span><text:span text:style-name="T36_3">KEYWORD</text:span><text:span text:style-name="T36_4">2</text:span></text:p>
      <text:p text:style-name="P37"><text:span text:style-name="T37_1">charsProcessed</text:span><text:span text:style-name="T37_2"><text:tab/></text:span><text:span text:style-name="T37_3">KEYWORD</text:span><text:span text:style-name="T37_4">2</text:span></text:p>
      <text:p text:style-name="P38"><text:span text:style-name="T38_1">sentencesWithFix</text:span><text:span text:style-name="T38_2"><text:tab/></text:span><text:span text:style-name="T38_3">KEYWORD</text:span><text:span text:style-name="T38_4">2</text:span></text:p>
      <text:p text:style-name="P39"><text:span text:style-name="T39_1">failedChecksum</text:span><text:span text:style-name="T39_2"><text:tab/></text:span><text:span text:style-name="T39_3">KEYWORD</text:span><text:span text:style-name="T39_4">2</text:span></text:p>
      <text:p text:style-name="P40"><text:span text:style-name="T40_1">passedChecksum</text:span><text:span text:style-name="T40_2"><text:tab/></text:span><text:span text:style-name="T40_3">KEYWORD</text:span><text:span text:style-name="T40_4">2</text:span></text:p>
      <text:p text:style-name="P41"><text:span text:style-name="T41_1">isValid</text:span><text:span text:style-name="T41_2"><text:tab/></text:span><text:span text:style-name="T41_3">KEYWORD</text:span><text:span text:style-name="T41_4">2</text:span></text:p>
      <text:p text:style-name="P42"><text:span text:style-name="T42_1">isUpdated</text:span><text:span text:style-name="T42_2"><text:tab/></text:span><text:span text:style-name="T42_3">KEYWORD</text:span><text:span text:style-name="T42_4">2</text:span></text:p>
      <text:p text:style-name="P43"><text:span text:style-name="T43_1">age</text:span><text:span text:style-name="T43_2"><text:tab/></text:span><text:span text:style-name="T43_3">KEYWORD</text:span><text:span text:style-name="T43_4">2</text:span></text:p>
      <text:p text:style-name="P44"><text:span text:style-name="T44_1">rawLatDegrees</text:span><text:span text:style-name="T44_2"><text:tab/></text:span><text:span text:style-name="T44_3">KEYWORD</text:span><text:span text:style-name="T44_4">2</text:span></text:p>
      <text:p text:style-name="P45"><text:span text:style-name="T45_1">rawLngDegrees</text:span><text:span text:style-name="T45_2"><text:tab/></text:span><text:span text:style-name="T45_3">KEYWORD</text:span><text:span text:style-name="T45_4">2</text:span></text:p>
      <text:p text:style-name="P46"><text:span text:style-name="T46_1">rawLatBillionths</text:span><text:span text:style-name="T46_2"><text:tab/></text:span><text:span text:style-name="T46_3">KEYWORD</text:span><text:span text:style-name="T46_4">2</text:span></text:p>
      <text:p text:style-name="P47"><text:span text:style-name="T47_1">rawLngBillionths</text:span><text:span text:style-name="T47_2"><text:tab/></text:span><text:span text:style-name="T47_3">KEYWORD</text:span><text:span text:style-name="T47_4">2</text:span></text:p>
      <text:p text:style-name="P48"><text:span text:style-name="T48_1">lat</text:span><text:span text:style-name="T48_2"><text:tab/></text:span><text:span text:style-name="T48_3">KEYWORD</text:span><text:span text:style-name="T48_4">2</text:span></text:p>
      <text:p text:style-name="P49"><text:span text:style-name="T49_1">lng</text:span><text:span text:style-name="T49_2"><text:tab/></text:span><text:span text:style-name="T49_3">KEYWORD</text:span><text:span text:style-name="T49_4">2</text:span></text:p>
      <text:p text:style-name="P50"><text:span text:style-name="T50_1">isUpdatedDate</text:span><text:span text:style-name="T50_2"><text:tab/></text:span><text:span text:style-name="T50_3">KEYWORD</text:span><text:span text:style-name="T50_4">2</text:span></text:p>
      <text:p text:style-name="P51"><text:span text:style-name="T51_1">isUpdatedTime</text:span><text:span text:style-name="T51_2"><text:tab/></text:span><text:span text:style-name="T51_3">KEYWORD</text:span><text:span text:style-name="T51_4">2</text:span></text:p>
      <text:p text:style-name="P52"><text:span text:style-name="T52_1">year</text:span><text:span text:style-name="T52_2"><text:tab/></text:span><text:span text:style-name="T52_3">KEYWORD</text:span><text:span text:style-name="T52_4">2</text:span></text:p>
      <text:p text:style-name="P53"><text:span text:style-name="T53_1">month</text:span><text:span text:style-name="T53_2"><text:tab/></text:span><text:span text:style-name="T53_3">KEYWORD</text:span><text:span text:style-name="T53_4">2</text:span></text:p>
      <text:p text:style-name="P54"><text:span text:style-name="T54_1">day</text:span><text:span text:style-name="T54_2"><text:tab/></text:span><text:span text:style-name="T54_3">KEYWORD</text:span><text:span text:style-name="T54_4">2</text:span></text:p>
      <text:p text:style-name="P55"><text:span text:style-name="T55_1">hour</text:span><text:span text:style-name="T55_2"><text:tab/></text:span><text:span text:style-name="T55_3">KEYWORD</text:span><text:span text:style-name="T55_4">2</text:span></text:p>
      <text:p text:style-name="P56"><text:span text:style-name="T56_1">minute</text:span><text:span text:style-name="T56_2"><text:tab/></text:span><text:span text:style-name="T56_3">KEYWORD</text:span><text:span text:style-name="T56_4">2</text:span></text:p>
      <text:p text:style-name="P57"><text:span text:style-name="T57_1">second</text:span><text:span text:style-name="T57_2"><text:tab/></text:span><text:span text:style-name="T57_3">KEYWORD</text:span><text:span text:style-name="T57_4">2</text:span></text:p>
      <text:p text:style-name="P58"><text:span text:style-name="T58_1">centisecond</text:span><text:span text:style-name="T58_2"><text:tab/></text:span><text:span text:style-name="T58_3">KEYWORD</text:span><text:span text:style-name="T58_4">2</text:span></text:p>
      <text:p text:style-name="P59"><text:span text:style-name="T59_1">value</text:span><text:span text:style-name="T59_2"><text:tab/></text:span><text:span text:style-name="T59_3">KEYWORD</text:span><text:span text:style-name="T59_4">2</text:span></text:p>
      <text:p text:style-name="P60"><text:span text:style-name="T60_1">knots</text:span><text:span text:style-name="T60_2"><text:tab/></text:span><text:span text:style-name="T60_3">KEYWORD</text:span><text:span text:style-name="T60_4">2</text:span></text:p>
      <text:p text:style-name="P61"><text:span text:style-name="T61_1">mph</text:span><text:span text:style-name="T61_2"><text:tab/></text:span><text:span text:style-name="T61_3">KEYWORD</text:span><text:span text:style-name="T61_4">2</text:span></text:p>
      <text:p text:style-name="P62"><text:span text:style-name="T62_1">mps</text:span><text:span text:style-name="T62_2"><text:tab/></text:span><text:span text:style-name="T62_3">KEYWORD</text:span><text:span text:style-name="T62_4">2</text:span></text:p>
      <text:p text:style-name="P63"><text:span text:style-name="T63_1">kmph</text:span><text:span text:style-name="T63_2"><text:tab/></text:span><text:span text:style-name="T63_3">KEYWORD</text:span><text:span text:style-name="T63_4">2</text:span></text:p>
      <text:p text:style-name="P64"><text:span text:style-name="T64_1">deg</text:span><text:span text:style-name="T64_2"><text:tab/></text:span><text:span text:style-name="T64_3">KEYWORD</text:span><text:span text:style-name="T64_4">2</text:span></text:p>
      <text:p text:style-name="P65"><text:span text:style-name="T65_1">meters</text:span><text:span text:style-name="T65_2"><text:tab/></text:span><text:span text:style-name="T65_3">KEYWORD</text:span><text:span text:style-name="T65_4">2</text:span></text:p>
      <text:p text:style-name="P66"><text:span text:style-name="T66_1">miles</text:span><text:span text:style-name="T66_2"><text:tab/></text:span><text:span text:style-name="T66_3">KEYWORD</text:span><text:span text:style-name="T66_4">2</text:span></text:p>
      <text:p text:style-name="P67"><text:span text:style-name="T67_1">kilometers</text:span><text:span text:style-name="T67_2"><text:tab/></text:span><text:span text:style-name="T67_3">KEYWORD</text:span><text:span text:style-name="T67_4">2</text:span></text:p>
      <text:p text:style-name="P68"><text:span text:style-name="T68_1">feet</text:span><text:span text:style-name="T68_2"><text:tab/></text:span><text:span text:style-name="T68_3">KEYWORD</text:span><text:span text:style-name="T68_4">2</text:span></text:p>
      <text:p text:style-name="P69"/>
      <text:p text:style-name="P70"><text:span text:style-name="T70_1">#######################################</text:span></text:p>
      <text:p text:style-name="P71"><text:span text:style-name="T71_1">#<text:s/></text:span><text:span text:style-name="T71_2">Constants</text:span><text:span text:style-name="T71_3"><text:s/>(</text:span><text:span text:style-name="T71_4">LITERAL</text:span><text:span text:style-name="T71_5">1)</text:span></text:p>
      <text:p text:style-name="P72"><text:span text:style-name="T72_1">#######################################</text:span></text:p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